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4.785cm" fo:min-width="6.466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4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3.376cm" fo:min-width="9.158cm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marker-start="Arrowheads_20_4" draw:marker-end="Arrowheads_20_3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8cm" loext:decorative="false"/>
      <style:paragraph-properties style:writing-mode="lr-tb"/>
    </style:style>
    <style:style style:name="gr9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4.234cm" fo:min-width="6.207cm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4cm" loext:decorative="false"/>
      <style:paragraph-properties style:writing-mode="lr-tb"/>
    </style:style>
    <style:style style:name="gr12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803cm" fo:min-width="9.219cm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5cm" loext:decorative="false"/>
      <style:paragraph-properties style:writing-mode="lr-tb"/>
    </style:style>
    <style:style style:name="gr16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3.639cm" fo:min-width="5.32cm" fo:padding-top="0.175cm" fo:padding-bottom="0.175cm" fo:padding-left="0.3cm" fo:padding-right="0.3cm" loext:decorative="false"/>
    </style:style>
    <style:style style:name="gr17" style:family="graphic" style:parent-style-name="standard">
      <style:graphic-properties draw:marker-start="Arrowheads_20_5" draw:marker-end="Arrowheads_20_3" draw:textarea-vertical-align="middle" loext:decorative="false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standard">
      <style:graphic-properties svg:stroke-width="0.102cm" draw:marker-start-width="0.352cm" draw:marker-end-width="0.352cm" draw:fill-color="#ffffff" draw:textarea-horizontal-align="justify" draw:textarea-vertical-align="middle" draw:auto-grow-height="false" fo:min-height="2.41cm" fo:min-width="8.881cm" fo:padding-top="0.175cm" fo:padding-bottom="0.175cm" fo:padding-left="0.3cm" fo:padding-right="0.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3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291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frame draw:style-name="gr3" draw:text-style-name="P2" xml:id="id1" draw:id="id1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custom-shape draw:style-name="gr4" draw:text-style-name="P1" xml:id="id2" draw:id="id2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" draw:start-glue-point="1" draw:end-shape="id2" draw:end-glue-point="1" svg:d="M22388 11268h1364v2934h-9416" svg:viewBox="0 0 9417 2935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</draw:page>
      <draw:page draw:name="page2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3" draw:id="id3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5" draw:id="id5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4" draw:id="id4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3" draw:start-glue-point="1" draw:end-shape="id4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5" draw:start-glue-point="1" draw:end-shape="id4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</draw:page>
      <draw:page draw:name="page3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6" draw:id="id6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8" draw:id="id8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7" draw:id="id7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6" draw:start-glue-point="1" draw:end-shape="id7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8" draw:start-glue-point="1" draw:end-shape="id7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9" draw:id="id9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connector draw:style-name="gr7" draw:text-style-name="P3" draw:layer="layout" draw:line-skew="1.957cm" svg:x1="14.95cm" svg:y1="6.752cm" svg:x2="14.335cm" svg:y2="18.646cm" draw:end-shape="id9" draw:end-glue-point="1" svg:d="M14950 6752h1925v11894h-2540" svg:viewBox="0 0 2541 11895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4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16" draw:id="id16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frame draw:style-name="gr3" draw:text-style-name="P2" xml:id="id10" draw:id="id10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12" draw:id="id12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11" draw:id="id11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0" draw:start-glue-point="1" draw:end-shape="id11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12" draw:start-glue-point="1" draw:end-shape="id11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15" draw:id="id15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13" draw:id="id13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14" draw:id="id14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connector draw:style-name="gr7" draw:text-style-name="P3" draw:layer="layout" draw:line-skew="1.41cm" svg:x1="14.965cm" svg:y1="6.752cm" svg:x2="14.335cm" svg:y2="18.646cm" draw:start-shape="id13" draw:start-glue-point="1" draw:end-shape="id14" draw:end-glue-point="1" svg:d="M14965 6752h1910v11894h-2540" svg:viewBox="0 0 2541 11895">
          <text:p/>
        </draw:connector>
        <draw:connector draw:style-name="gr7" draw:text-style-name="P3" draw:layer="layout" draw:line-skew="2.7cm" svg:x1="22.247cm" svg:y1="10.315cm" svg:x2="17.194cm" svg:y2="6.106cm" draw:start-shape="id15" draw:start-glue-point="1" draw:end-shape="id16" draw:end-glue-point="1" svg:d="M22247 10315h3200v-4209h-8253" svg:viewBox="0 0 8254 4210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5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25" draw:id="id25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21" draw:id="id21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17" draw:id="id17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19" draw:id="id19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18" draw:id="id18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17" draw:start-glue-point="1" draw:end-shape="id18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19" draw:start-glue-point="1" draw:end-shape="id18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24" draw:id="id24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22" draw:id="id2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23" draw:id="id23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4" draw:text-style-name="P2" xml:id="id20" draw:id="id20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20" draw:start-glue-point="3" draw:end-shape="id21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22" draw:start-glue-point="1" draw:end-shape="id23" draw:end-glue-point="1" svg:d="M14965 6752h1910v11894h-2540" svg:viewBox="0 0 2541 11895">
          <text:p/>
        </draw:connector>
        <draw:connector draw:style-name="gr7" draw:text-style-name="P3" draw:layer="layout" draw:line-skew="2.7cm" svg:x1="22.247cm" svg:y1="10.315cm" svg:x2="17.194cm" svg:y2="6.106cm" draw:start-shape="id24" draw:start-glue-point="1" draw:end-shape="id25" draw:end-glue-point="1" svg:d="M22247 10315h3200v-4209h-8253" svg:viewBox="0 0 8254 4210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6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34" draw:id="id34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30" draw:id="id30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26" draw:id="id26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28" draw:id="id28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27" draw:id="id27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26" draw:start-glue-point="1" draw:end-shape="id27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28" draw:start-glue-point="1" draw:end-shape="id27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29" draw:id="id29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32" draw:id="id32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onnector draw:style-name="gr7" draw:text-style-name="P3" draw:layer="layout" draw:line-skew="3.018cm -0.391cm" svg:x1="22.247cm" svg:y1="10.315cm" svg:x2="5.446cm" svg:y2="2.578cm" draw:start-shape="id29" draw:start-glue-point="1" draw:end-shape="id30" draw:end-glue-point="0" svg:d="M22247 10315h3518v-8681h-20319v944" svg:viewBox="0 0 20320 8682">
          <text:p/>
        </draw:connector>
        <draw:custom-shape draw:style-name="gr12" draw:text-style-name="P1" xml:id="id33" draw:id="id33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4" draw:text-style-name="P2" xml:id="id31" draw:id="id31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31" draw:start-glue-point="3" draw:end-shape="id30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32" draw:start-glue-point="1" draw:end-shape="id33" draw:end-glue-point="1" svg:d="M14965 6752h1910v11894h-2540" svg:viewBox="0 0 2541 11895">
          <text:p/>
        </draw:connector>
        <draw:connector draw:style-name="gr7" draw:text-style-name="P3" draw:layer="layout" draw:line-skew="3.018cm" svg:x1="22.247cm" svg:y1="10.315cm" svg:x2="17.194cm" svg:y2="6.106cm" draw:start-shape="id29" draw:start-glue-point="1" draw:end-shape="id34" draw:end-glue-point="1" svg:d="M22247 10315h3518v-4209h-8571" svg:viewBox="0 0 8572 4210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7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43" draw:id="id43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39" draw:id="id39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35" draw:id="id35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37" draw:id="id37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36" draw:id="id36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35" draw:start-glue-point="1" draw:end-shape="id36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37" draw:start-glue-point="1" draw:end-shape="id36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42" draw:id="id42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40" draw:id="id40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41" draw:id="id41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4" draw:text-style-name="P2" xml:id="id38" draw:id="id38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38" draw:start-glue-point="3" draw:end-shape="id39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40" draw:start-glue-point="1" draw:end-shape="id41" draw:end-glue-point="1" svg:d="M14965 6752h1910v11894h-2540" svg:viewBox="0 0 2541 11895">
          <text:p/>
        </draw:connector>
        <draw:connector draw:style-name="gr7" draw:text-style-name="P3" draw:layer="layout" draw:line-skew="2.452cm" svg:x1="22.388cm" svg:y1="11.268cm" svg:x2="14.335cm" svg:y2="18.646cm" draw:start-shape="id35" draw:start-glue-point="1" draw:end-shape="id41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42" draw:start-glue-point="1" draw:end-shape="id43" draw:end-glue-point="1" svg:d="M22247 10315h3518v-4209h-8571" svg:viewBox="0 0 8572 4210">
          <text:p/>
        </draw:connector>
        <draw:connector draw:style-name="gr17" draw:text-style-name="P3" draw:layer="layout" draw:line-skew="3.018cm -0.39cm" svg:x1="22.247cm" svg:y1="10.315cm" svg:x2="5.446cm" svg:y2="2.578cm" draw:start-shape="id42" draw:start-glue-point="1" draw:end-shape="id39" draw:end-glue-point="0" svg:d="M22247 10315h3518v-8680h-20319v943" svg:viewBox="0 0 20320 8681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8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52" draw:id="id52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48" draw:id="id48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44" draw:id="id44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46" draw:id="id46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45" draw:id="id45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44" draw:start-glue-point="1" draw:end-shape="id45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46" draw:start-glue-point="1" draw:end-shape="id45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51" draw:id="id51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49" draw:id="id49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50" draw:id="id50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4" draw:text-style-name="P2" xml:id="id47" draw:id="id47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47" draw:start-glue-point="3" draw:end-shape="id48" draw:end-glue-point="2" svg:d="M5263 19513h-2222v-9938h2405v-2578" svg:viewBox="0 0 2406 12517">
          <text:p/>
        </draw:connector>
        <draw:connector draw:style-name="gr7" draw:text-style-name="P3" draw:layer="layout" draw:line-skew="1.41cm" svg:x1="14.965cm" svg:y1="6.752cm" svg:x2="14.335cm" svg:y2="18.646cm" draw:start-shape="id49" draw:start-glue-point="1" draw:end-shape="id50" draw:end-glue-point="1" svg:d="M14965 6752h1910v11894h-2540" svg:viewBox="0 0 2541 11895">
          <text:p/>
        </draw:connector>
        <draw:connector draw:style-name="gr7" draw:text-style-name="P3" draw:layer="layout" draw:line-skew="2.452cm" svg:x1="22.388cm" svg:y1="11.268cm" svg:x2="14.335cm" svg:y2="18.646cm" draw:start-shape="id44" draw:start-glue-point="1" draw:end-shape="id50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51" draw:start-glue-point="1" draw:end-shape="id52" draw:end-glue-point="1" svg:d="M22247 10315h3518v-4209h-8571" svg:viewBox="0 0 8572 4210">
          <text:p/>
        </draw:connector>
        <draw:frame draw:style-name="gr15" draw:text-style-name="P2" xml:id="id53" draw:id="id53" draw:layer="layout" svg:width="2.685cm" svg:height="0.962cm" svg:x="4.031cm" svg:y="4.172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7" draw:text-style-name="P3" draw:layer="layout" draw:line-skew="0cm -0.39cm" svg:x1="6.716cm" svg:y1="4.653cm" svg:x2="5.446cm" svg:y2="2.578cm" draw:start-shape="id53" draw:start-glue-point="1" draw:end-shape="id48" draw:end-glue-point="0" svg:d="M6716 4653h2457v-3018h-3727v943" svg:viewBox="0 0 3728 3019">
          <text:p/>
        </draw:connector>
        <draw:connector draw:style-name="gr18" draw:text-style-name="P3" draw:layer="layout" draw:line-skew="3.018cm -0.39cm" svg:x1="22.247cm" svg:y1="10.315cm" svg:x2="5.446cm" svg:y2="2.578cm" draw:start-shape="id51" draw:start-glue-point="1" draw:end-shape="id48" draw:end-glue-point="0" svg:d="M22247 10315h3518v-8680h-20319v943" svg:viewBox="0 0 20320 8681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  <draw:page draw:name="page9" draw:style-name="dp1" draw:master-page-name="Default">
        <draw:custom-shape draw:style-name="gr1" draw:text-style-name="P1" draw:layer="layout" svg:width="7.62cm" svg:height="5.689cm" svg:x="18.781cm" svg:y="7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9.217cm" svg:y="7.946cm">
          <draw:text-box>
            <text:p>GiveAction</text:p>
          </draw:text-box>
        </draw:frame>
        <draw:custom-shape draw:style-name="gr9" draw:text-style-name="P1" xml:id="id61" draw:id="id61" draw:layer="layout" svg:width="7.303cm" svg:height="5.08cm" svg:x="9.891cm" svg:y="3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10.527cm" svg:y="4.201cm">
          <draw:text-box>
            <text:p>Offer</text:p>
          </draw:text-box>
        </draw:frame>
        <draw:custom-shape draw:style-name="gr16" draw:text-style-name="P1" xml:id="id58" draw:id="id58" draw:layer="layout" svg:width="6.35cm" svg:height="4.419cm" svg:x="2.271cm" svg:y="2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27cm" svg:height="1.27cm" svg:x="2.907cm" svg:y="3.213cm">
          <draw:text-box>
            <text:p>PlanAction</text:p>
          </draw:text-box>
        </draw:frame>
        <draw:frame draw:style-name="gr3" draw:text-style-name="P2" xml:id="id54" draw:id="id54" draw:layer="layout" svg:width="2.791cm" svg:height="0.962cm" svg:x="19.597cm" svg:y="10.787cm">
          <draw:text-box>
            <text:list text:style-name="L1">
              <text:list-item>
                <text:p>object</text:p>
              </text:list-item>
            </text:list>
          </draw:text-box>
        </draw:frame>
        <draw:frame draw:style-name="gr10" draw:text-style-name="P2" xml:id="id56" draw:id="id56" draw:layer="layout" svg:width="5.255cm" svg:height="0.962cm" svg:x="10.561cm" svg:y="7.223cm">
          <draw:text-box>
            <text:list text:style-name="L1">
              <text:list-item>
                <text:p>includesObject</text:p>
              </text:list-item>
            </text:list>
          </draw:text-box>
        </draw:frame>
        <draw:custom-shape draw:style-name="gr4" draw:text-style-name="P1" xml:id="id55" draw:id="id55" draw:layer="layout" svg:width="10.16cm" svg:height="4.128cm" svg:x="4.176cm" svg:y="12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362cm" svg:height="0.962cm" svg:x="4.529cm" svg:y="12.764cm">
          <draw:text-box>
            <text:p>TypeAndQuantity</text:p>
          </draw:text-box>
        </draw:frame>
        <draw:frame draw:style-name="gr6" draw:text-style-name="P2" draw:layer="layout" svg:width="9.525cm" svg:height="1.673cm" svg:x="5.128cm" svg:y="13.726cm">
          <draw:text-box>
            <text:list text:style-name="L1">
              <text:list-item>
                <text:p>amountOfThisGood (number)</text:p>
              </text:list-item>
            </text:list>
          </draw:text-box>
        </draw:frame>
        <draw:connector draw:style-name="gr7" draw:text-style-name="P3" draw:layer="layout" draw:line-skew="0.864cm" svg:x1="22.388cm" svg:y1="11.268cm" svg:x2="14.336cm" svg:y2="14.202cm" draw:start-shape="id54" draw:start-glue-point="1" draw:end-shape="id55" draw:end-glue-point="1" svg:d="M22388 11268h1364v2934h-9416" svg:viewBox="0 0 9417 2935">
          <text:p/>
        </draw:connector>
        <draw:connector draw:style-name="gr7" draw:text-style-name="P3" draw:layer="layout" svg:x1="15.816cm" svg:y1="7.704cm" svg:x2="14.336cm" svg:y2="14.202cm" draw:start-shape="id56" draw:start-glue-point="1" draw:end-shape="id55" draw:end-glue-point="1" svg:d="M15816 7704h500v6498h-1980" svg:viewBox="0 0 1981 6499">
          <text:p/>
        </draw:connector>
        <draw:frame draw:style-name="gr8" draw:text-style-name="P2" draw:layer="layout" svg:width="5.788cm" svg:height="0.962cm" svg:x="19.526cm" svg:y="8.872cm">
          <draw:text-box>
            <text:list text:style-name="L1">
              <text:list-item>
                <text:p>description (text)</text:p>
              </text:list-item>
            </text:list>
          </draw:text-box>
        </draw:frame>
        <draw:frame draw:style-name="gr15" draw:text-style-name="P2" xml:id="id60" draw:id="id60" draw:layer="layout" svg:width="2.685cm" svg:height="0.962cm" svg:x="19.562cm" svg:y="9.834cm">
          <draw:text-box>
            <text:list text:style-name="L1">
              <text:list-item>
                <text:p>fulfills</text:p>
              </text:list-item>
            </text:list>
          </draw:text-box>
        </draw:frame>
        <draw:frame draw:style-name="gr6" draw:text-style-name="P2" draw:layer="layout" svg:width="5.715cm" svg:height="1.673cm" svg:x="5.128cm" svg:y="14.678cm">
          <draw:text-box>
            <text:list text:style-name="L1">
              <text:list-item>
                <text:p>unitCode (text)</text:p>
              </text:list-item>
            </text:list>
          </draw:text-box>
        </draw:frame>
        <draw:frame draw:style-name="gr11" draw:text-style-name="P2" xml:id="id64" draw:id="id64" draw:layer="layout" svg:width="4.404cm" svg:height="0.962cm" svg:x="10.561cm" svg:y="6.271cm">
          <draw:text-box>
            <text:list text:style-name="L1">
              <text:list-item>
                <text:p>itemOffered</text:p>
              </text:list-item>
            </text:list>
          </draw:text-box>
        </draw:frame>
        <draw:custom-shape draw:style-name="gr12" draw:text-style-name="P1" xml:id="id59" draw:id="id59" draw:layer="layout" svg:width="10.159cm" svg:height="3.493cm" svg:x="4.176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8.355cm" svg:height="0.962cm" svg:x="4.711cm" svg:y="17.218cm">
          <draw:text-box>
            <text:p>[CreativeWork, Service, etc]</text:p>
          </draw:text-box>
        </draw:frame>
        <draw:frame draw:style-name="gr14" draw:text-style-name="P2" xml:id="id57" draw:id="id57" draw:layer="layout" svg:width="3.396cm" svg:height="0.962cm" svg:x="5.263cm" svg:y="19.032cm">
          <draw:text-box>
            <text:list text:style-name="L1">
              <text:list-item>
                <text:p>isPartOf</text:p>
              </text:list-item>
            </text:list>
          </draw:text-box>
        </draw:frame>
        <draw:connector draw:style-name="gr7" draw:text-style-name="P3" draw:layer="layout" draw:line-skew="-1.722cm -3.465cm" svg:x1="5.263cm" svg:y1="19.513cm" svg:x2="5.446cm" svg:y2="6.997cm" draw:start-shape="id57" draw:start-glue-point="3" draw:end-shape="id58" draw:end-glue-point="2" svg:d="M5263 19513h-2222v-9938h2405v-2578" svg:viewBox="0 0 2406 12517">
          <text:p/>
        </draw:connector>
        <draw:connector draw:style-name="gr7" draw:text-style-name="P3" draw:layer="layout" draw:line-skew="2.452cm" svg:x1="22.388cm" svg:y1="11.268cm" svg:x2="14.335cm" svg:y2="18.646cm" draw:start-shape="id54" draw:start-glue-point="1" draw:end-shape="id59" draw:end-glue-point="1" svg:d="M22388 11268h2952v7378h-11005" svg:viewBox="0 0 11006 7379">
          <text:p/>
        </draw:connector>
        <draw:connector draw:style-name="gr7" draw:text-style-name="P3" draw:layer="layout" draw:line-skew="3.018cm" svg:x1="22.247cm" svg:y1="10.315cm" svg:x2="17.194cm" svg:y2="6.106cm" draw:start-shape="id60" draw:start-glue-point="1" draw:end-shape="id61" draw:end-glue-point="1" svg:d="M22247 10315h3518v-4209h-8571" svg:viewBox="0 0 8572 4210">
          <text:p/>
        </draw:connector>
        <draw:custom-shape draw:style-name="gr19" draw:text-style-name="P4" xml:id="id65" draw:id="id65" draw:layer="layout" svg:width="9.779cm" svg:height="3.058cm" svg:x="12.811cm" svg:y="1.9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xml:id="id62" draw:id="id62" draw:layer="layout" svg:width="2.685cm" svg:height="0.962cm" svg:x="4.03cm" svg:y="4.175cm">
          <draw:text-box>
            <text:list text:style-name="L1">
              <text:list-item>
                <text:p>fulfills</text:p>
              </text:list-item>
            </text:list>
          </draw:text-box>
        </draw:frame>
        <draw:connector draw:style-name="gr17" draw:text-style-name="P3" draw:layer="layout" draw:line-skew="0cm -0.39cm" svg:x1="6.715cm" svg:y1="4.656cm" svg:x2="5.446cm" svg:y2="2.578cm" draw:start-shape="id62" draw:start-glue-point="1" draw:end-shape="id58" draw:end-glue-point="0" svg:d="M6715 4656h2458v-3021h-3727v943" svg:viewBox="0 0 3728 3022">
          <text:p/>
        </draw:connector>
        <draw:frame draw:style-name="gr20" draw:text-style-name="P2" draw:layer="layout" svg:width="7.733cm" svg:height="0.962cm" svg:x="13.064cm" svg:y="2.26cm">
          <draw:text-box>
            <text:p>Donate/Give/Trade Action</text:p>
          </draw:text-box>
        </draw:frame>
        <draw:frame draw:style-name="gr21" draw:text-style-name="P2" xml:id="id63" draw:id="id63" draw:layer="layout" svg:width="2.791cm" svg:height="0.962cm" svg:x="13.182cm" svg:y="3.213cm">
          <draw:text-box>
            <text:list text:style-name="L1">
              <text:list-item>
                <text:p>object</text:p>
              </text:list-item>
            </text:list>
          </draw:text-box>
        </draw:frame>
        <draw:connector draw:style-name="gr17" draw:text-style-name="P3" draw:layer="layout" draw:line-skew="1.672cm" svg:x1="15.973cm" svg:y1="3.694cm" svg:x2="14.335cm" svg:y2="18.646cm" draw:start-shape="id63" draw:start-glue-point="1" draw:end-shape="id59" draw:end-glue-point="1" svg:d="M15973 3694h2172v14952h-3810" svg:viewBox="0 0 3811 14953">
          <text:p/>
        </draw:connector>
        <draw:connector draw:style-name="gr17" draw:text-style-name="P3" draw:layer="layout" draw:line-skew="1.41cm" svg:x1="14.965cm" svg:y1="6.752cm" svg:x2="14.335cm" svg:y2="18.646cm" draw:start-shape="id64" draw:start-glue-point="1" draw:end-shape="id59" draw:end-glue-point="1" svg:d="M14965 6752h1910v11894h-2540" svg:viewBox="0 0 2541 11895">
          <text:p/>
        </draw:connector>
        <draw:connector draw:style-name="gr17" draw:text-style-name="P3" draw:layer="layout" draw:line-skew="2.624cm" svg:x1="22.247cm" svg:y1="10.315cm" svg:x2="22.59cm" svg:y2="3.481cm" draw:start-shape="id60" draw:start-glue-point="1" draw:end-shape="id65" draw:end-glue-point="1" svg:d="M22247 10315h3518v-6834h-3175" svg:viewBox="0 0 3519 6835">
          <text:p/>
        </draw:connector>
        <draw:custom-shape draw:style-name="gr22" draw:text-style-name="P3" draw:layer="layout" svg:width="0.318cm" svg:height="0.3cm" svg:x="17.993cm" svg:y="14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line-skew="3.018cm -0.39cm" svg:x1="22.247cm" svg:y1="10.315cm" svg:x2="5.446cm" svg:y2="2.578cm" draw:start-shape="id60" draw:start-glue-point="1" draw:end-shape="id58" draw:end-glue-point="0" svg:d="M22247 10315h3518v-8680h-20319v943" svg:viewBox="0 0 20320 8681">
          <text:p/>
        </draw:connector>
        <draw:frame draw:style-name="gr14" draw:text-style-name="P2" draw:layer="layout" svg:width="5.788cm" svg:height="0.962cm" svg:x="5.224cm" svg:y="18.135cm">
          <draw:text-box>
            <text:list text:style-name="L1">
              <text:list-item>
                <text:p>description (text)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40" svg:d="M0 40l10-40 10 40z"/>
    <draw:marker draw:name="Arrowheads_20_4" draw:display-name="Arrowheads 4" svg:viewBox="0 0 15000 8146" svg:d="M29 0l-29 653 244 1943 761 1804 1183 1560 1562 1182 1806 760 1894 244 1994-244 1806-760 1562-1182 1183-1560 761-1804 244-1943-29-653z"/>
    <draw:marker draw:name="Arrowheads_20_5" draw:display-name="Arrowheads 5" svg:viewBox="0 0 15000 8146" svg:d="M29 0l-29 653 244 1943 761 1804 1183 1560 1562 1182 1806 760 1894 244 1994-244 1806-760 1562-1182 1183-1560 761-1804 244-1943-29-65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8:08:50.220951366</meta:creation-date>
    <dc:date>2024-01-10T14:56:47.690956149</dc:date>
    <meta:editing-duration>P3DT20H42M24S</meta:editing-duration>
    <meta:editing-cycles>33</meta:editing-cycles>
    <meta:generator>LibreOffice/7.6.4.1$MacOSX_AARCH64 LibreOffice_project/e19e193f88cd6c0525a17fb7a176ed8e6a3e2aa1</meta:generator>
    <meta:document-statistic meta:object-count="197"/>
  </office:meta>
</office:document-meta>
</file>